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MySQL 8.0.28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udit_log_admin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admi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best_worst_larg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best_worst_smal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forma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low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unsupported_server_versio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apostroph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exclud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fkeys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fkey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fkeys_warning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lock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parameters_stric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stric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server_parameters_old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server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server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ansi_quote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errors_ansi_quotes_mix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errors_ansi_quote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index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larg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mysql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kip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ql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ql_transform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_value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nnect_serv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ansi_quote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exclud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fkeys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fkeys_warning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lock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skip_object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pecial_symb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eve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routine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nst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def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par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rigg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view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usage_basic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usage_erro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usage_format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usage_paramete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th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both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e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ormat_li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m_reader_base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m_reader_default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m_reader_diagnostic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m_reader_diagnostic_year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m_reader_error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m_reader_stat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_tool_window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engine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file_per_tabl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keys_composit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_stric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sakila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p_parser_te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s_alia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ockin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db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user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_port_socke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how_password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ocke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_connectio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_config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_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_socke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rivileg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bas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custom_utildir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ip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startu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warning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license_check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B146" table:display-filter-buttons="true">
          <table:filter>
            <table:filter-and>
              <table:filter-condition table:value="N/A" table:operator="=" table:field-number="1">
                <table:filter-set-item table:value="N/A"/>
                <table:filter-set-item table:value="Pre-5.6.2"/>
                <table:filter-set-item table:value="fail"/>
                <table:filter-set-item table:value="skip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8:24:59.9526416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3T08:26:30.648329889</dc:date>
    <meta:editing-duration>PT20H59M29S</meta:editing-duration>
    <meta:editing-cycles>24</meta:editing-cycles>
    <meta:document-statistic meta:table-count="1" meta:cell-count="292" meta:object-count="0"/>
  </office:meta>
</office:document-meta>
</file>